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9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Cincinnati</text:p>
      <text:p text:style-name="P5">State<text:tab/><text:tab/><text:tab/><text:tab/><text:tab/><text:tab/>OH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71 Richmond Street./</text:p>
      <text:p text:style-name="P3">Cincinnati Sept. 19. 1892/</text:p>
      <text:p text:style-name="P2">Rev. Dr S. Morais/</text:p>
      <text:p text:style-name="P2"><text:tab/>Philadelphia/</text:p>
      <text:p text:style-name="P2">My valued friend/</text:p>
      <text:p text:style-name="P2"><text:tab/>At least once a year custom/ has ordained a friendly greeting as a token of/ love and good will to those we esteem, may/ I then offer you my heartfelt good wishes--/ that the new year that will soon dawn upon/ us, may it vouchsafe to us Health and Happiness--/ that our dear ones may surround us for/ many years to come. <text:s/>I trust this may meet/ you and all your dear family in the enjoy-/ment of health, I can well imagine your mind/ has been engaged with the onerous duties en-/voked upon you for the coming festivals, I am/ sure you are equal to the task. <text:s/>Love to all/ your dear ones, Dear Esther &amp; Sallie unite in/ wishing you and all a happy new year, with/ kind regards, I am as ever, truly &amp;c Jacob Ezekie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3:17:48.29</meta:creation-date>
    <meta:document-statistic meta:table-count="0" meta:image-count="0" meta:object-count="0" meta:page-count="2" meta:paragraph-count="66" meta:word-count="320" meta:character-count="2086"/>
    <dc:date>2011-12-06T13:27:17.38</dc:date>
    <dc:creator>Penn Libraries</dc:creator>
    <meta:editing-duration>PT00H09M29S</meta:editing-duration>
    <meta:editing-cycles>1</meta:editing-cycles>
    <meta:generator>OpenOffice.org/3.2$Win32 OpenOffice.org_project/320m12$Build-9483</meta:generator>
  </office:meta>
</office:document-meta>
</file>